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lassFishRequestUpgradeStrategy.handleSuccess( HttpServletRequest request , HttpServletResponse response , UpgradeInfo upgradeInfo , TyrusUpgradeResponse upgrade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lassFishRequestUpgradeStrategy.newServletWriter( TyrusHttpUpgradeHandler 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